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9.85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5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 style:data-style-name="N0"/>
  </office:automatic-styles>
  <office:body>
    <office:spreadsheet>
      <table:table table:name="Blad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wieldiameter</text:p>
          </table:table-cell>
          <table:table-cell table:style-name="ce1" office:value-type="float" office:value="0.7112">
            <text:p>0,7112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omtrek</text:p>
          </table:table-cell>
          <table:table-cell table:formula="of:=PI()*[.F10]" office:value-type="float" office:value="2.23430069523306">
            <text:p>2,2343006952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ounts per rev</text:p>
          </table:table-cell>
          <table:table-cell table:style-name="ce1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eter per count</text:p>
          </table:table-cell>
          <table:table-cell table:formula="of:=[.F11]/[.F12]" office:value-type="float" office:value="2.23430069523306">
            <text:p>2,2343006952</text:p>
          </table:table-cell>
          <table:table-cell office:value-type="string">
            <text:p>m/coun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inimum snelheid</text:p>
          </table:table-cell>
          <table:table-cell table:style-name="ce1" office:value-type="float" office:value="2">
            <text:p>2</text:p>
          </table:table-cell>
          <table:table-cell office:value-type="string">
            <text:p>kmh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inimum snelheid</text:p>
          </table:table-cell>
          <table:table-cell table:formula="of:=[.F15]/3.6" office:value-type="float" office:value="0.555555555555556">
            <text:p>0,5555555556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aximum snelheid</text:p>
          </table:table-cell>
          <table:table-cell table:style-name="ce1" office:value-type="float" office:value="100">
            <text:p>100</text:p>
          </table:table-cell>
          <table:table-cell office:value-type="string">
            <text:p>kmh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aximum snelheid</text:p>
          </table:table-cell>
          <table:table-cell table:formula="of:=[.F17]/3.6" office:value-type="float" office:value="27.7777777777778">
            <text:p>27,7777777778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in counts per s</text:p>
          </table:table-cell>
          <table:table-cell table:formula="of:=[.F16]/[.F13]" office:value-type="float" office:value="0.248648517516397">
            <text:p>0,2486485175</text:p>
          </table:table-cell>
          <table:table-cell office:value-type="string">
            <text:p>count/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ax counts per s</text:p>
          </table:table-cell>
          <table:table-cell table:formula="of:=[.F18]/[.F13]" office:value-type="float" office:value="12.4324258758198">
            <text:p>12,4324258758</text:p>
          </table:table-cell>
          <table:table-cell office:value-type="string">
            <text:p>count/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max tijd per count</text:p>
          </table:table-cell>
          <table:table-cell table:formula="of:=1/[.F20]" office:value-type="float" office:value="4.02174125141951">
            <text:p>4,0217412514</text:p>
          </table:table-cell>
          <table:table-cell office:value-type="string">
            <text:p>s/coun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in tijd per count</text:p>
          </table:table-cell>
          <table:table-cell table:formula="of:=1/[.F21]" office:value-type="float" office:value="0.0804348250283902">
            <text:p>0,080434825</text:p>
          </table:table-cell>
          <table:table-cell office:value-type="string">
            <text:p>s/coun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nelheid = x/t, delta x over vaste tijd</text:p>
          </table:table-cell>
          <table:table-cell table:number-columns-repeated="4"/>
          <table:table-cell office:value-type="string">
            <text:p>Snelheid = x/t, delta t over 1 cou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ampletijd</text:p>
          </table:table-cell>
          <table:table-cell table:style-name="ce1"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counter increment tijd</text:p>
          </table:table-cell>
          <table:table-cell table:style-name="ce1" office:value-type="float" office:value="0.001">
            <text:p>0,001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3"/>
          <table:table-cell office:value-type="string">
            <text:p>snelheid laag</text:p>
          </table:table-cell>
          <table:table-cell office:value-type="string">
            <text:p>snelheid laag min counts</text:p>
          </table:table-cell>
          <table:table-cell table:formula="of:=FLOOR( [.F20]*[.F27];1)" office:value-type="float" office:value="0">
            <text:p>0</text:p>
          </table:table-cell>
          <table:table-cell office:value-type="string">
            <text:p>counts</text:p>
          </table:table-cell>
          <table:table-cell table:number-columns-repeated="2"/>
          <table:table-cell office:value-type="string">
            <text:p>max counter waarde</text:p>
          </table:table-cell>
          <table:table-cell table:formula="of:=2^8-1" office:value-type="float" office:value="255">
            <text:p>25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nelheid laag max counts</text:p>
          </table:table-cell>
          <table:table-cell table:formula="of:=CEILING( [.F20]*[.F27];1)" office:value-type="float" office:value="1">
            <text:p>1</text:p>
          </table:table-cell>
          <table:table-cell office:value-type="string">
            <text:p>counts</text:p>
          </table:table-cell>
          <table:table-cell table:number-columns-repeated="2"/>
          <table:table-cell office:value-type="string">
            <text:p>max counter tijd</text:p>
          </table:table-cell>
          <table:table-cell table:formula="of:=[.K27]*[.K28]" office:value-type="float" office:value="0.255">
            <text:p>0,255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4"/>
          <table:table-cell office:value-type="string">
            <text:p>min ber. Snelheid laag afgerond</text:p>
          </table:table-cell>
          <table:table-cell table:formula="of:=[.F28]*[.F13]/[.F27]" office:value-type="float" office:value="0">
            <text:p>0</text:p>
          </table:table-cell>
          <table:table-cell office:value-type="string">
            <text:p>m/s</text:p>
          </table:table-cell>
          <table:table-cell table:number-columns-repeated="2"/>
          <table:table-cell office:value-type="string">
            <text:p>max tijd past in max counter tijd</text:p>
          </table:table-cell>
          <table:table-cell table:formula="of:=IF([.F23]&gt;[.K29];&quot;NEE&quot;;&quot;OK&quot;)" office:value-type="string" office:string-value="NEE">
            <text:p>NE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in ber. Snelheid hoog afgerond</text:p>
          </table:table-cell>
          <table:table-cell table:formula="of:=[.F29]*[.F13]/[.F27]" office:value-type="float" office:value="0.74476689841102">
            <text:p>0,7447668984</text:p>
          </table:table-cell>
          <table:table-cell office:value-type="string">
            <text:p>m/s</text:p>
          </table:table-cell>
          <table:table-cell table:number-columns-repeated="2"/>
          <table:table-cell office:value-type="string">
            <text:p>min tijd is meer dan sample time</text:p>
          </table:table-cell>
          <table:table-cell table:formula="of:=IF([.F24]&gt;[.K27];&quot;OK&quot;;&quot;NEE&quot;)" office:value-type="string" office:string-value="OK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in ber. Snelheid laag afgerond</text:p>
          </table:table-cell>
          <table:table-cell table:formula="of:=[.F30]*3.6" office:value-type="float" office:value="0">
            <text:p>0</text:p>
          </table:table-cell>
          <table:table-cell office:value-type="string">
            <text:p>kmh</text:p>
          </table:table-cell>
          <table:table-cell/>
          <table:table-cell office:value-type="string">
            <text:p>snelheid laag</text:p>
          </table:table-cell>
          <table:table-cell office:value-type="string">
            <text:p>counterwaarde laag</text:p>
          </table:table-cell>
          <table:table-cell table:style-name="ce2" table:formula="of:=FLOOR([.F23]/[.K27];1)" office:value-type="float" office:value="4021">
            <text:p>4021</text:p>
          </table:table-cell>
          <table:table-cell office:value-type="string">
            <text:p>counts</text:p>
          </table:table-cell>
        </table:table-row>
        <table:table-row table:style-name="ro1">
          <table:table-cell table:number-columns-repeated="4"/>
          <table:table-cell office:value-type="string">
            <text:p>min ber. Snelheid hoog afgerond</text:p>
          </table:table-cell>
          <table:table-cell table:formula="of:=[.F31]*3.6" office:value-type="float" office:value="2.68116083427967">
            <text:p>2,6811608343</text:p>
          </table:table-cell>
          <table:table-cell office:value-type="string">
            <text:p>kmh</text:p>
          </table:table-cell>
          <table:table-cell table:number-columns-repeated="2"/>
          <table:table-cell office:value-type="string">
            <text:p>counterwaarde hoog</text:p>
          </table:table-cell>
          <table:table-cell table:style-name="ce2" table:formula="of:=CEILING([.F23]/[.K27];1)" office:value-type="float" office:value="4022">
            <text:p>4022</text:p>
          </table:table-cell>
          <table:table-cell office:value-type="string">
            <text:p>counts</text:p>
          </table:table-cell>
        </table:table-row>
        <table:table-row table:style-name="ro1">
          <table:table-cell table:number-columns-repeated="9"/>
          <table:table-cell office:value-type="string">
            <text:p>min ber. Snelheid laag afgerond</text:p>
          </table:table-cell>
          <table:table-cell table:formula="of:=[.F13]/([.K32]*[.K27])" office:value-type="float" office:value="0.555657969468555">
            <text:p>0,5556579695</text:p>
          </table:table-cell>
          <table:table-cell office:value-type="string">
            <text:p>m/s</text:p>
          </table:table-cell>
        </table:table-row>
        <table:table-row table:style-name="ro1">
          <table:table-cell table:number-columns-repeated="3"/>
          <table:table-cell office:value-type="string">
            <text:p>snelheid hoog</text:p>
          </table:table-cell>
          <table:table-cell office:value-type="string">
            <text:p>snelheid hoog min counts</text:p>
          </table:table-cell>
          <table:table-cell table:formula="of:=FLOOR( [.F21]*[.F27];1)" office:value-type="float" office:value="37">
            <text:p>37</text:p>
          </table:table-cell>
          <table:table-cell office:value-type="string">
            <text:p>counts</text:p>
          </table:table-cell>
          <table:table-cell table:number-columns-repeated="2"/>
          <table:table-cell office:value-type="string">
            <text:p>min ber. Snelheid hoog afgerond</text:p>
          </table:table-cell>
          <table:table-cell table:formula="of:=[.F13]/([.K33]*[.K27])" office:value-type="float" office:value="0.555519814826718">
            <text:p>0,5555198148</text:p>
          </table:table-cell>
          <table:table-cell office:value-type="string">
            <text:p>m/s</text:p>
          </table:table-cell>
        </table:table-row>
        <table:table-row table:style-name="ro1">
          <table:table-cell table:number-columns-repeated="4"/>
          <table:table-cell office:value-type="string">
            <text:p>snelheid hoog max counts</text:p>
          </table:table-cell>
          <table:table-cell table:formula="of:=CEILING( [.F21]*[.F27];1)" office:value-type="float" office:value="38">
            <text:p>38</text:p>
          </table:table-cell>
          <table:table-cell office:value-type="string">
            <text:p>counts</text:p>
          </table:table-cell>
          <table:table-cell table:number-columns-repeated="2"/>
          <table:table-cell office:value-type="string">
            <text:p>min ber. Snelheid laag afgerond</text:p>
          </table:table-cell>
          <table:table-cell table:formula="of:=[.K34]*3.6" office:value-type="float" office:value="2.0003686900868">
            <text:p>2,0003686901</text:p>
          </table:table-cell>
          <table:table-cell office:value-type="string">
            <text:p>kmh</text:p>
          </table:table-cell>
        </table:table-row>
        <table:table-row table:style-name="ro1">
          <table:table-cell table:number-columns-repeated="4"/>
          <table:table-cell office:value-type="string">
            <text:p>min ber. Snelheid laag afgerond</text:p>
          </table:table-cell>
          <table:table-cell table:formula="of:=[.F35]*[.F13]/[.F27]" office:value-type="float" office:value="27.5563752412077">
            <text:p>27,5563752412</text:p>
          </table:table-cell>
          <table:table-cell office:value-type="string">
            <text:p>m/s</text:p>
          </table:table-cell>
          <table:table-cell table:number-columns-repeated="2"/>
          <table:table-cell office:value-type="string">
            <text:p>min ber. Snelheid hoog afgerond</text:p>
          </table:table-cell>
          <table:table-cell table:formula="of:=[.K35]*3.6" office:value-type="float" office:value="1.99987133337619">
            <text:p>1,9998713334</text:p>
          </table:table-cell>
          <table:table-cell office:value-type="string">
            <text:p>kmh</text:p>
          </table:table-cell>
        </table:table-row>
        <table:table-row table:style-name="ro1">
          <table:table-cell table:number-columns-repeated="4"/>
          <table:table-cell office:value-type="string">
            <text:p>min ber. Snelheid hoog afgerond</text:p>
          </table:table-cell>
          <table:table-cell table:formula="of:=[.F36]*[.F13]/[.F27]" office:value-type="float" office:value="28.3011421396188">
            <text:p>28,3011421396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in ber. Snelheid laag afgerond</text:p>
          </table:table-cell>
          <table:table-cell table:formula="of:=[.F37]*3.6" office:value-type="float" office:value="99.2029508683479">
            <text:p>99,2029508683</text:p>
          </table:table-cell>
          <table:table-cell office:value-type="string">
            <text:p>kmh</text:p>
          </table:table-cell>
          <table:table-cell/>
          <table:table-cell office:value-type="string">
            <text:p>snelheid hoog</text:p>
          </table:table-cell>
          <table:table-cell office:value-type="string">
            <text:p>counterwaarde laag</text:p>
          </table:table-cell>
          <table:table-cell table:style-name="ce2" table:formula="of:=FLOOR([.F24]/[.K27];1)" office:value-type="float" office:value="80">
            <text:p>80</text:p>
          </table:table-cell>
          <table:table-cell office:value-type="string">
            <text:p>counts</text:p>
          </table:table-cell>
        </table:table-row>
        <table:table-row table:style-name="ro1">
          <table:table-cell table:number-columns-repeated="4"/>
          <table:table-cell office:value-type="string">
            <text:p>min ber. Snelheid hoog afgerond</text:p>
          </table:table-cell>
          <table:table-cell table:formula="of:=[.F38]*3.6" office:value-type="float" office:value="101.884111702628">
            <text:p>101,8841117026</text:p>
          </table:table-cell>
          <table:table-cell office:value-type="string">
            <text:p>kmh</text:p>
          </table:table-cell>
          <table:table-cell table:number-columns-repeated="2"/>
          <table:table-cell office:value-type="string">
            <text:p>counterwaarde hoog</text:p>
          </table:table-cell>
          <table:table-cell table:style-name="ce2" table:formula="of:=CEILING([.F24]/[.K27];1)" office:value-type="float" office:value="81">
            <text:p>81</text:p>
          </table:table-cell>
          <table:table-cell office:value-type="string">
            <text:p>counts</text:p>
          </table:table-cell>
        </table:table-row>
        <table:table-row table:style-name="ro1">
          <table:table-cell table:number-columns-repeated="9"/>
          <table:table-cell office:value-type="string">
            <text:p>min ber. Snelheid laag afgerond</text:p>
          </table:table-cell>
          <table:table-cell table:formula="of:=[.F13]/([.K39]*[.K27])" office:value-type="float" office:value="27.9287586904133">
            <text:p>27,9287586904</text:p>
          </table:table-cell>
          <table:table-cell office:value-type="string">
            <text:p>m/s</text:p>
          </table:table-cell>
        </table:table-row>
        <table:table-row table:style-name="ro1">
          <table:table-cell table:number-columns-repeated="9"/>
          <table:table-cell office:value-type="string">
            <text:p>min ber. Snelheid hoog afgerond</text:p>
          </table:table-cell>
          <table:table-cell table:formula="of:=[.F13]/([.K40]*[.K27])" office:value-type="float" office:value="27.5839592004082">
            <text:p>27,5839592004</text:p>
          </table:table-cell>
          <table:table-cell office:value-type="string">
            <text:p>m/s</text:p>
          </table:table-cell>
        </table:table-row>
        <table:table-row table:style-name="ro1">
          <table:table-cell table:number-columns-repeated="9"/>
          <table:table-cell office:value-type="string">
            <text:p>min ber. Snelheid laag afgerond</text:p>
          </table:table-cell>
          <table:table-cell table:formula="of:=[.K41]*3.6" office:value-type="float" office:value="100.543531285488">
            <text:p>100,5435312855</text:p>
          </table:table-cell>
          <table:table-cell office:value-type="string">
            <text:p>kmh</text:p>
          </table:table-cell>
        </table:table-row>
        <table:table-row table:style-name="ro1">
          <table:table-cell table:number-columns-repeated="9"/>
          <table:table-cell office:value-type="string">
            <text:p>min ber. Snelheid hoog afgerond</text:p>
          </table:table-cell>
          <table:table-cell table:formula="of:=[.K42]*3.6" office:value-type="float" office:value="99.3022531214694">
            <text:p>99,3022531215</text:p>
          </table:table-cell>
          <table:table-cell office:value-type="string">
            <text:p>kmh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number-columns-repeated="9"/>
          <table:table-cell office:value-type="string">
            <text:p>velocityGain</text:p>
          </table:table-cell>
          <table:table-cell table:formula="of:=[.F13]/[.K27]*3.6" office:value-type="float" office:value="8043.48250283902">
            <text:p>8043,482502839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velocityGain rounded</text:p>
          </table:table-cell>
          <table:table-cell table:formula="of:=FLOOR([.K46];1)" office:value-type="float" office:value="8043">
            <text:p>8043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velocity low min</text:p>
          </table:table-cell>
          <table:table-cell table:formula="of:=ROUND([.$K$47]/[.K32];0)"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velocity low max</text:p>
          </table:table-cell>
          <table:table-cell table:formula="of:=ROUND([.$K$47]/[.K33];0)"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velocity high min</text:p>
          </table:table-cell>
          <table:table-cell table:formula="of:=ROUND([.$K$47]/[.K39];0)" office:value-type="float" office:value="101">
            <text:p>10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velocity high max</text:p>
          </table:table-cell>
          <table:table-cell table:formula="of:=ROUND([.$K$47]/[.K40];0)" office:value-type="float" office:value="99">
            <text:p>99</text:p>
          </table:table-cell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09-11-2019</text:date>, <text:time>14:00: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joerd </meta:initial-creator>
    <meta:creation-date>2019-11-03T20:03:43.40</meta:creation-date>
    <dc:date>2019-11-09T14:00:58.35</dc:date>
    <dc:creator>Sjoerd </dc:creator>
    <meta:editing-duration>PT1H26M11S</meta:editing-duration>
    <meta:editing-cycles>45</meta:editing-cycles>
    <meta:generator>OpenOffice/4.1.6$Win32 OpenOffice.org_project/416m1$Build-9790</meta:generator>
    <meta:document-statistic meta:table-count="3" meta:cell-count="141" meta:object-count="0"/>
  </office:meta>
</office:document-meta>
</file>